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7.16cm" fo:break-before="auto" style:use-optimal-row-height="false"/>
    </style:style>
    <style:style style:name="ro9" style:family="table-row">
      <style:table-row-properties style:row-height="0.894cm" fo:break-before="auto" style:use-optimal-row-height="false"/>
    </style:style>
    <style:style style:name="ro10" style:family="table-row">
      <style:table-row-properties style:row-height="5.528cm" fo:break-before="auto" style:use-optimal-row-height="false"/>
    </style:style>
    <style:style style:name="ro11" style:family="table-row">
      <style:table-row-properties style:row-height="3.711cm" fo:break-before="auto" style:use-optimal-row-height="false"/>
    </style:style>
    <style:style style:name="ro12" style:family="table-row">
      <style:table-row-properties style:row-height="21.114cm" fo:break-before="auto" style:use-optimal-row-height="false"/>
    </style:style>
    <style:style style:name="ro13" style:family="table-row">
      <style:table-row-properties style:row-height="5.449cm" fo:break-before="auto" style:use-optimal-row-height="false"/>
    </style:style>
    <style:style style:name="ro14" style:family="table-row">
      <style:table-row-properties style:row-height="4.528cm" fo:break-before="auto" style:use-optimal-row-height="false"/>
    </style:style>
    <style:style style:name="ro15" style:family="table-row">
      <style:table-row-properties style:row-height="21.218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data-style-name="N138">
      <style:table-cell-properties style:text-align-source="fix" style:repeat-content="false" style:vertical-align="top"/>
      <style:paragraph-properties fo:text-align="start"/>
      <style:text-properties style:font-name="Monotype.com" fo:font-size="9pt" style:font-size-asian="9pt" style:font-size-complex="9pt"/>
    </style:style>
    <style:style style:name="ce156" style:family="table-cell" style:parent-style-name="Default" style:data-style-name="N100">
      <style:table-cell-properties style:text-align-source="fix" style:repeat-content="false" style:vertical-align="top"/>
      <style:paragraph-properties fo:text-align="start"/>
      <style:text-properties style:font-name="Monotype.com" fo:font-size="9pt" style:font-size-asian="9pt" style:font-size-complex="9pt"/>
    </style:style>
    <style:style style:name="ce157"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8"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9"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60" style:family="table-cell" style:parent-style-name="Default">
      <style:table-cell-properties style:text-align-source="fix" style:repeat-content="false"/>
      <style:paragraph-properties fo:text-align="center" fo:margin-left="0cm"/>
    </style:style>
    <style:style style:name="ce161" style:family="table-cell" style:parent-style-name="Default" style:data-style-name="N136">
      <style:table-cell-properties style:text-align-source="fix" style:repeat-content="false"/>
      <style:paragraph-properties fo:text-align="end" fo:margin-left="0cm"/>
    </style:style>
    <style:style style:name="ce162"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
      <style:table-cell-properties style:text-align-source="fix" style:repeat-content="false"/>
      <style:paragraph-properties fo:text-align="end" fo:margin-left="0cm"/>
    </style:style>
    <style:style style:name="ce164"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7">
      <style:table-cell-properties style:text-align-source="fix" style:repeat-content="false"/>
      <style:paragraph-properties fo:text-align="end" fo:margin-left="0cm"/>
    </style:style>
    <style:style style:name="ce166"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7" style:family="table-cell" style:parent-style-name="Default" style:data-style-name="N134">
      <style:table-cell-properties style:text-align-source="fix" style:repeat-content="false"/>
      <style:paragraph-properties fo:text-align="start" fo:margin-left="0cm"/>
    </style:style>
    <style:style style:name="ce168"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60"/>
        <table:table-column table:style-name="co10" table:default-cell-style-name="ce160"/>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7" office:value-type="string" table:number-columns-spanned="4" table:number-rows-spanned="1">
            <text:p>expression</text:p>
          </table:table-cell>
          <table:covered-table-cell table:number-columns-repeated="3" table:style-name="ce157"/>
          <table:table-cell table:style-name="ce157"/>
          <table:table-cell table:style-name="ce157" office:value-type="string">
            <text:p>expected</text:p>
          </table:table-cell>
          <table:table-cell table:style-name="ce157" office:value-type="string">
            <text:p>actual</text:p>
          </table:table-cell>
          <table:table-cell table:style-name="ce157" office:value-type="string">
            <text:p>result</text:p>
          </table:table-cell>
          <table:table-cell/>
        </table:table-row>
        <table:table-row table:style-name="ro6">
          <table:covered-table-cell/>
          <table:table-cell table:style-name="ce157"/>
          <table:table-cell table:style-name="ce157" office:value-type="string">
            <text:p>arg0</text:p>
          </table:table-cell>
          <table:table-cell table:style-name="ce157" office:value-type="string">
            <text:p>arg1</text:p>
          </table:table-cell>
          <table:table-cell table:style-name="ce157" office:value-type="string">
            <text:p>arg2</text:p>
          </table:table-cell>
          <table:table-cell table:style-name="ce157" office:value-type="string">
            <text:p># args</text:p>
          </table:table-cell>
          <table:table-cell table:style-name="ce157" table:number-columns-repeated="3"/>
          <table:table-cell/>
        </table:table-row>
        <table:table-row table:style-name="ro6">
          <table:table-cell/>
          <table:table-cell table:style-name="ce158"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7" table:formula="of:=IF([.A4];-1;IF([.G4]&lt;&gt;[.H4];0;1))" office:value-type="float" office:value="-1">
            <text:p>SKIP (-1)</text:p>
          </table:table-cell>
          <table:table-cell table:style-name="ce168"/>
        </table:table-row>
        <table:table-row table:style-name="ro6">
          <table:table-cell/>
          <table:table-cell table:style-name="ce159" table:number-columns-repeated="5"/>
          <table:table-cell table:number-columns-repeated="2"/>
          <table:table-cell table:style-name="ce167" table:formula="of:=IF([.A5];-1;IF([.G5]&lt;&gt;[.H5];0;1))" office:value-type="float" office:value="1">
            <text:p>PASS (1)</text:p>
          </table:table-cell>
          <table:table-cell table:style-name="ce168"/>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7"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7"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7"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7"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7"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7"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7"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7"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7"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7"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7"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7"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7"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7"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7"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7"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7"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7"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7"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7"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7"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7"/>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7"/>
          <table:table-cell/>
        </table:table-row>
        <table:table-row table:style-name="ro6" table:number-rows-repeated="17">
          <table:table-cell table:number-columns-repeated="8"/>
          <table:table-cell table:style-name="ce167"/>
          <table:table-cell/>
        </table:table-row>
        <table:table-row table:style-name="ro6">
          <table:table-cell office:value-type="string">
            <text:p>&gt;&gt;&gt;&gt;</text:p>
          </table:table-cell>
          <table:table-cell table:formula="of:=TEST_PARSER(&quot;primitives&quot;)">
            <text:p/>
          </table:table-cell>
          <table:table-cell table:formula="of:=TESTSTAT(&quot;name&quot;; [.B46])">
            <text:p/>
          </table:table-cell>
          <table:table-cell table:style-name="ce161" table:formula="of:=TESTSTAT(&quot;time&quot;; [.B46])" office:value-type="string" office:string-value="test_Parser(types):">
            <text:p>test_Parser(types):</text:p>
          </table:table-cell>
          <table:table-cell table:style-name="ce163" table:formula="of:=TESTSTAT(&quot;count&quot;; [.B46])" office:value-type="float" office:value="6.4">
            <text:p>6</text:p>
          </table:table-cell>
          <table:table-cell table:style-name="ce165" table:formula="of:=[.E46]/[.D46]" office:value-type="float" office:value="0">
            <text:p>#WERT!</text:p>
          </table:table-cell>
          <table:table-cell table:number-columns-repeated="2"/>
          <table:table-cell table:style-name="ce167"/>
          <table:table-cell/>
        </table:table-row>
        <table:table-row table:style-name="ro6">
          <table:table-cell/>
          <table:table-cell table:formula="of:=TEST_PARSER(&quot;multiplicity&quot;)" office:value-type="string" office:string-value="test_Parser(multiplicity): 1,4 1059">
            <text:p>test_Parser(multiplicity): 1,4 1059</text:p>
          </table:table-cell>
          <table:table-cell table:formula="of:=TESTSTAT(&quot;name&quot;; [.B47])" office:value-type="string" office:string-value="test_Parser(multiplicity):">
            <text:p>test_Parser(multiplicity):</text:p>
          </table:table-cell>
          <table:table-cell table:style-name="ce161" table:formula="of:=TESTSTAT(&quot;time&quot;; [.B47])" office:value-type="float" office:value="1.4">
            <text:p>1,4 sec</text:p>
          </table:table-cell>
          <table:table-cell table:style-name="ce163" table:formula="of:=TESTSTAT(&quot;count&quot;; [.B47])" office:value-type="float" office:value="1059">
            <text:p>1059</text:p>
          </table:table-cell>
          <table:table-cell table:style-name="ce165" table:formula="of:=[.E47]/[.D47]" office:value-type="float" office:value="756.428571428571">
            <text:p>756,4 a/sec</text:p>
          </table:table-cell>
          <table:table-cell table:number-columns-repeated="4"/>
        </table:table-row>
        <table:table-row table:style-name="ro6">
          <table:table-cell/>
          <table:table-cell table:formula="of:=TEST_PARSER(&quot;basic&quot;)" office:value-type="string" office:string-value="test_Parser(basic): 2,3 3189">
            <text:p>test_Parser(basic): 2,3 3189</text:p>
          </table:table-cell>
          <table:table-cell table:formula="of:=TESTSTAT(&quot;name&quot;; [.B48])" office:value-type="string" office:string-value="test_Parser(basic):">
            <text:p>test_Parser(basic):</text:p>
          </table:table-cell>
          <table:table-cell table:style-name="ce161" table:formula="of:=TESTSTAT(&quot;time&quot;; [.B48])" office:value-type="float" office:value="2.3">
            <text:p>2,3 sec</text:p>
          </table:table-cell>
          <table:table-cell table:style-name="ce163" table:formula="of:=TESTSTAT(&quot;count&quot;; [.B48])" office:value-type="float" office:value="3189">
            <text:p>3189</text:p>
          </table:table-cell>
          <table:table-cell table:style-name="ce165" table:formula="of:=[.E48]/[.D48]" office:value-type="float" office:value="1386.52173913044">
            <text:p>1386,5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61" table:formula="of:=TESTSTAT(&quot;time&quot;; [.B49])" office:value-type="float" office:value="0.7">
            <text:p>0,7 sec</text:p>
          </table:table-cell>
          <table:table-cell table:style-name="ce163" table:formula="of:=TESTSTAT(&quot;count&quot;; [.B49])" office:value-type="float" office:value="471">
            <text:p>471</text:p>
          </table:table-cell>
          <table:table-cell table:style-name="ce165"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2,9 2940">
            <text:p>test_Parser(numbers): 2,9 2940</text:p>
          </table:table-cell>
          <table:table-cell table:formula="of:=TESTSTAT(&quot;name&quot;; [.B50])" office:value-type="string" office:string-value="test_Parser(numbers):">
            <text:p>test_Parser(numbers):</text:p>
          </table:table-cell>
          <table:table-cell table:style-name="ce161" table:formula="of:=TESTSTAT(&quot;time&quot;; [.B50])" office:value-type="float" office:value="2.9">
            <text:p>2,9 sec</text:p>
          </table:table-cell>
          <table:table-cell table:style-name="ce163" table:formula="of:=TESTSTAT(&quot;count&quot;; [.B50])" office:value-type="float" office:value="2940">
            <text:p>2940</text:p>
          </table:table-cell>
          <table:table-cell table:style-name="ce165" table:formula="of:=[.E50]/[.D50]" office:value-type="float" office:value="1013.79310344828">
            <text:p>1013,8 a/sec</text:p>
          </table:table-cell>
          <table:table-cell table:number-columns-repeated="4"/>
        </table:table-row>
        <table:table-row table:style-name="ro6">
          <table:table-cell/>
          <table:table-cell table:formula="of:=TEST_PARSER(&quot;types&quot;)" office:value-type="string" office:string-value="test_Parser(types): 6,4 10955">
            <text:p>test_Parser(types): 6,4 10955</text:p>
          </table:table-cell>
          <table:table-cell table:formula="of:=TESTSTAT(&quot;name&quot;; [.B51])" office:value-type="string" office:string-value="test_Parser(types):">
            <text:p>test_Parser(types):</text:p>
          </table:table-cell>
          <table:table-cell table:style-name="ce161" table:formula="of:=TESTSTAT(&quot;time&quot;; [.B51])" office:value-type="float" office:value="6.4">
            <text:p>6,4 sec</text:p>
          </table:table-cell>
          <table:table-cell table:style-name="ce163" table:formula="of:=TESTSTAT(&quot;count&quot;; [.B51])" office:value-type="float" office:value="10955">
            <text:p>10955</text:p>
          </table:table-cell>
          <table:table-cell table:style-name="ce165" table:formula="of:=[.E51]/[.D51]" office:value-type="float" office:value="1711.71875">
            <text:p>1711,7 a/sec</text:p>
          </table:table-cell>
          <table:table-cell table:number-columns-repeated="4"/>
        </table:table-row>
        <table:table-row table:style-name="ro6">
          <table:table-cell table:number-columns-repeated="3"/>
          <table:table-cell table:style-name="ce162" table:formula="of:=SUM([.D46:.D51])" office:value-type="float" office:value="13.7">
            <text:p>13,7 sec</text:p>
          </table:table-cell>
          <table:table-cell table:style-name="ce164" table:formula="of:=SUM([.E46:.E51])" office:value-type="float" office:value="18620.4">
            <text:p>18620</text:p>
          </table:table-cell>
          <table:table-cell table:style-name="ce166" table:formula="of:=[.E52]/[.D52]" office:value-type="float" office:value="1359.15328467153">
            <text:p>1359,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types): 6,4 10955">
            <text:p>test_Parser(types): 6,4 10955</text:p>
          </table:table-cell>
          <table:table-cell table:formula="of:=TESTSTAT(&quot;name&quot;; [.B54])" office:value-type="string" office:string-value="test_Parser(types):">
            <text:p>test_Parser(types):</text:p>
          </table:table-cell>
          <table:table-cell table:style-name="ce161" table:formula="of:=TESTSTAT(&quot;time&quot;; [.B54])" office:value-type="float" office:value="6.4">
            <text:p>6,4 sec</text:p>
          </table:table-cell>
          <table:table-cell table:style-name="ce163" table:formula="of:=TESTSTAT(&quot;count&quot;; [.B54])" office:value-type="float" office:value="10955">
            <text:p>10955</text:p>
          </table:table-cell>
          <table:table-cell table:style-name="ce165" table:formula="of:=[.E54]/[.D54]" office:value-type="float" office:value="1711.71875">
            <text:p>1711,7 a/sec</text:p>
          </table:table-cell>
          <table:table-cell table:number-columns-repeated="4"/>
        </table:table-row>
        <table:table-row table:style-name="ro6">
          <table:table-cell table:number-columns-repeated="3"/>
          <table:table-cell table:style-name="ce161"/>
          <table:table-cell table:style-name="ce163"/>
          <table:table-cell table:style-name="ce165"/>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5" office:value-type="float" office:value="1">
            <text:p>options: 1</text:p>
          </table:table-cell>
          <table:table-cell table:style-name="ce154" table:formula="of:=DERIVATIONTREE_PRSGRAMMAR([.A61]; [.A60])" office:value-type="string" office:string-value="─Grammar&#13;&#10; └─Rule&#13;&#10;   ├─RuleName&#13;&#10;   │ └─'Foo_7'&#13;&#10;   ├─'::='&#13;&#10;   └─Alt&#13;&#10;     ├─(?°skip):(..|..)&#13;&#10;     │         └─(skip):(..|..)&#13;&#10;     └─Con&#13;&#10;       └─(+):(. . .)&#13;&#10;            ├─(...)&#13;&#10;            │ └─Nonterminal&#13;&#10;            │   └─'Bar'&#13;&#10;            ├─(...)&#13;&#10;            │ └─Nonterminal&#13;&#10;            │   └─'Blah'&#13;&#10;            └─(...)&#13;&#10;              └─Nonterminal&#13;&#10;                └─'Qmbl'" table:number-columns-spanned="1" table:number-rows-spanned="3">
            <text:p>─Grammar<text:line-break/> └─Rule<text:line-break/> <text:s text:c="2"/>├─RuleName<text:line-break/> <text:s text:c="2"/>│ └─'Foo_7'<text:line-break/> <text:s text:c="2"/>├─'::='<text:line-break/> <text:s text:c="2"/>└─Alt<text:line-break/> <text:s text:c="4"/>├─(?°skip):(..|..)<text:line-break/> <text:s text:c="4"/>│ <text:s text:c="8"/>└─(skip):(..|..)<text:line-break/> <text:s text:c="4"/>└─Con<text:line-break/> <text:s text:c="6"/>└─(+):(. . .)<text:line-break/> <text:s text:c="11"/>├─(...)<text:line-break/> <text:s text:c="11"/>│ └─Nonterminal<text:line-break/> <text:s text:c="11"/>│ <text:s text:c="2"/>└─'Bar'<text:line-break/> <text:s text:c="11"/>├─(...)<text:line-break/> <text:s text:c="11"/>│ └─Nonterminal<text:line-break/> <text:s text:c="11"/>│ <text:s text:c="2"/>└─'Blah'<text:line-break/> <text:s text:c="11"/>└─(...)<text:line-break/> <text:s text:c="13"/>└─Nonterminal<text:line-break/> <text:s text:c="15"/>└─'Qmbl'</text:p>
          </table:table-cell>
          <table:table-cell table:number-columns-repeated="8"/>
        </table:table-row>
        <table:table-row table:style-name="ro10">
          <table:table-cell table:style-name="ce156" office:value-type="string">
            <text:p><text:s/>Foo_7 ::= Bar Blah <text:s/>Qmbl <text:s/></text:p>
          </table:table-cell>
          <table:covered-table-cell table:style-name="ce154"/>
          <table:table-cell table:number-columns-repeated="8"/>
        </table:table-row>
        <table:table-row table:style-name="ro11">
          <table:table-cell table:style-name="ce154"/>
          <table:covered-table-cell table:style-name="ce154"/>
          <table:table-cell table:number-columns-repeated="8"/>
        </table:table-row>
        <table:table-row table:style-name="ro12">
          <table:table-cell table:style-name="ce153" office:value-type="string">
            <text:p>pLogic_dt</text:p>
          </table:table-cell>
          <table:table-cell table:style-name="ce154" table:formula="of:=TPARSER_TOSTRING([.A63])" office:value-type="string" office:string-value="S where&#13;&#10;S ::= (do a0 &lt;- (do a1 &lt;- W* &gt;&gt;= return ° (mkDtMult '(*):W')&#13;&#10;                    a2 &lt;- T&#13;&#10;                    a3 &lt;- W* &gt;&gt;= return ° (mkDtMult '(*):W')&#13;&#10;                    a4 &lt;- ((do a5 &lt;- (str '+') &gt;&gt;= return ° mkDtTerminal&#13;&#10;                              a6 &lt;- W* &gt;&gt;= return ° (mkDtMult '(*):W')&#13;&#10;                              a7 &lt;- S&#13;&#10;                           return [a5, a6, a7]&#13;&#10;                          ) &gt;&gt;= return ° \a0.(swap cons []) ((mkDtNonterminal '(...)') a0)) | (return []) &gt;&gt;= return ° (mkDtMult '(?):(...)')&#13;&#10;                 return [a1, a2, a3, a4]&#13;&#10;                )&#13;&#10;       return ((mkDtNonterminal 'S') a0)&#13;&#10;      )&#13;&#10;T ::= (do a0 &lt;- (do a1 &lt;- W* &gt;&gt;= return ° (mkDtMult '(*):W')&#13;&#10;                    a2 &lt;- F&#13;&#10;                    a3 &lt;- W* &gt;&gt;= return ° (mkDtMult '(*):W')&#13;&#10;                    a4 &lt;- ((do a5 &lt;- (str '*') &gt;&gt;= return ° mkDtTerminal&#13;&#10;                              a6 &lt;- W* &gt;&gt;= return ° (mkDtMult '(*):W')&#13;&#10;                              a7 &lt;- T&#13;&#10;                           return [a5, a6, a7]&#13;&#10;                          ) &gt;&gt;= return ° \a0.(swap cons []) ((mkDtNonterminal '(...)') a0)) | (return []) &gt;&gt;= return ° (mkDtMult '(?):(...)')&#13;&#10;                 return [a1, a2, a3, a4]&#13;&#10;                )&#13;&#10;       return ((mkDtNonterminal 'T') a0)&#13;&#10;      )&#13;&#10;F ::= (do a0 &lt;- C &gt;&gt;= return ° (swap cons [])&#13;&#10;              | I &gt;&gt;= return ° (swap cons [])&#13;&#10;              | N &gt;&gt;= return ° (swap cons [])&#13;&#10;              | (do a1 &lt;- (str '(') &gt;&gt;= return ° mkDtTerminal&#13;&#10;                    a2 &lt;- S&#13;&#10;                    a3 &lt;- (str ')') &gt;&gt;= return ° mkDtTerminal&#13;&#10;                 return [a1, a2, a3]&#13;&#10;                )&#13;&#10;       return ((mkDtNonterminal 'F') a0)&#13;&#10;      )&#13;&#10;N ::= (do a0 &lt;- (do a1 &lt;- (str '!') &gt;&gt;= return ° mkDtTerminal&#13;&#10;                    a2 &lt;- W* &gt;&gt;= return ° (mkDtMult '(*):W')&#13;&#10;                    a3 &lt;- F&#13;&#10;                 return [a1, a2, a3]&#13;&#10;                )&#13;&#10;       return ((mkDtNonterminal 'N') a0)&#13;&#10;      )&#13;&#10;I ::= (do a0 &lt;- (([A-Z] &gt;&gt;= return ° (mkDtCClass '([A-Z])')) | ([a-z] &gt;&gt;= return ° (mkDtCClass '([a-z])')))+ &gt;&gt;= return ° (mkDtMult '(+):(..|..)')&#13;&#10;       return (\a0.(mkDtNonterminal 'I') ((swap cons []) a0) a0)&#13;&#10;      )&#13;&#10;C ::= (do a0 &lt;- (str '0') &gt;&gt;= return ° mkDtTerminal&#13;&#10;              | (str '1') &gt;&gt;= return ° mkDtTerminal&#13;&#10;       return (\a0.(mkDtNonterminal 'C') ((swap cons []) a0) a0)&#13;&#10;      )&#13;&#10;W ::= (do a0 &lt;- (str ' ') &gt;&gt;= return ° mkDtTerminal&#13;&#10;              | (str '\t') &gt;&gt;= return ° mkDtTerminal&#13;&#10;       return (\a0.(mkDtNonterminal 'W') ((swap cons []) a0) a0)&#13;&#10;      )">
            <text:p>S where<text:line-break/>S ::= (do a0 &lt;- (do a1 &lt;- W* &gt;&gt;= return ° (mkDtMult '(*):W')<text:line-break/> <text:s text:c="19"/>a2 &lt;- T<text:line-break/> <text:s text:c="19"/>a3 &lt;- W* &gt;&gt;= return ° (mkDtMult '(*):W')<text:line-break/> <text:s text:c="19"/>a4 &lt;- ((do a5 &lt;- (str '+') &gt;&gt;= return ° mkDtTerminal<text:line-break/> <text:s text:c="29"/>a6 &lt;- W* &gt;&gt;= return ° (mkDtMult '(*):W')<text:line-break/> <text:s text:c="29"/>a7 &lt;- S<text:line-break/> <text:s text:c="26"/>return [a5, a6, a7]<text:line-break/> <text:s text:c="25"/>) &gt;&gt;= return ° \a0.(swap cons []) ((mkDtNonterminal '(...)') a0)) | (return []) &gt;&gt;= return ° (mkDtMult '(?):(...)')<text:line-break/> <text:s text:c="16"/>return [a1, a2, a3, a4]<text:line-break/> <text:s text:c="15"/>)<text:line-break/> <text:s text:c="6"/>return ((mkDtNonterminal 'S') a0)<text:line-break/> <text:s text:c="5"/>)<text:line-break/>T ::= (do a0 &lt;- (do a1 &lt;- W* &gt;&gt;= return ° (mkDtMult '(*):W')<text:line-break/> <text:s text:c="19"/>a2 &lt;- F<text:line-break/> <text:s text:c="19"/>a3 &lt;- W* &gt;&gt;= return ° (mkDtMult '(*):W')<text:line-break/> <text:s text:c="19"/>a4 &lt;- ((do a5 &lt;- (str '*') &gt;&gt;= return ° mkDtTerminal<text:line-break/> <text:s text:c="29"/>a6 &lt;- W* &gt;&gt;= return ° (mkDtMult '(*):W')<text:line-break/> <text:s text:c="29"/>a7 &lt;- T<text:line-break/> <text:s text:c="26"/>return [a5, a6, a7]<text:line-break/> <text:s text:c="25"/>) &gt;&gt;= return ° \a0.(swap cons []) ((mkDtNonterminal '(...)') a0)) | (return []) &gt;&gt;= return ° (mkDtMult '(?):(...)')<text:line-break/> <text:s text:c="16"/>return [a1, a2, a3, a4]<text:line-break/> <text:s text:c="15"/>)<text:line-break/> <text:s text:c="6"/>return ((mkDtNonterminal 'T') a0)<text:line-break/> <text:s text:c="5"/>)<text:line-break/>F ::= (do a0 &lt;- C &gt;&gt;= return ° (swap cons [])<text:line-break/> <text:s text:c="13"/>| I &gt;&gt;= return ° (swap cons [])<text:line-break/> <text:s text:c="13"/>| N &gt;&gt;= return ° (swap cons [])<text:line-break/> <text:s text:c="13"/>| (do a1 &lt;- (str '(') &gt;&gt;= return ° mkDtTerminal<text:line-break/> <text:s text:c="19"/>a2 &lt;- S<text:line-break/> <text:s text:c="19"/>a3 &lt;- (str ')') &gt;&gt;= return ° mkDtTerminal<text:line-break/> <text:s text:c="16"/>return [a1, a2, a3]<text:line-break/> <text:s text:c="15"/>)<text:line-break/> <text:s text:c="6"/>return ((mkDtNonterminal 'F') a0)<text:line-break/> <text:s text:c="5"/>)<text:line-break/>N ::= (do a0 &lt;- (do a1 &lt;- (str '!') &gt;&gt;= return ° mkDtTerminal<text:line-break/> <text:s text:c="19"/>a2 &lt;- W* &gt;&gt;= return ° (mkDtMult '(*):W')<text:line-break/> <text:s text:c="19"/>a3 &lt;- F<text:line-break/> <text:s text:c="16"/>return [a1, a2, a3]<text:line-break/> <text:s text:c="15"/>)<text:line-break/> <text:s text:c="6"/>return ((mkDtNonterminal 'N') a0)<text:line-break/> <text:s text:c="5"/>)<text:line-break/>I ::= (do a0 &lt;- (([A-Z] &gt;&gt;= return ° (mkDtCClass '([A-Z])')) | ([a-z] &gt;&gt;= return ° (mkDtCClass '([a-z])')))+ &gt;&gt;= return ° (mkDtMult '(+):(..|..)')<text:line-break/> <text:s text:c="6"/>return (\a0.(mkDtNonterminal 'I') ((swap cons []) a0) a0)<text:line-break/> <text:s text:c="5"/>)<text:line-break/>C ::= (do a0 &lt;- (str '0') &gt;&gt;= return ° mkDtTerminal<text:line-break/> <text:s text:c="13"/>| (str '1') &gt;&gt;= return ° mkDtTerminal<text:line-break/> <text:s text:c="6"/>return (\a0.(mkDtNonterminal 'C') ((swap cons []) a0) a0)<text:line-break/> <text:s text:c="5"/>)<text:line-break/>W ::= (do a0 &lt;- (str ' ') &gt;&gt;= return ° mkDtTerminal<text:line-break/> <text:s text:c="13"/>| (str '\t') &gt;&gt;= return ° mkDtTerminal<text:line-break/> <text:s text:c="6"/>return (\a0.(mkDtNonterminal 'W') ((swap cons []) a0) a0)<text:line-break/> <text:s text:c="5"/>)</text:p>
          </table:table-cell>
          <table:table-cell table:number-columns-repeated="8"/>
        </table:table-row>
        <table:table-row table:style-name="ro13">
          <table:table-cell table:style-name="ce153" office:value-type="string">
            <text:p>pDecDigit</text:p>
          </table:table-cell>
          <table:table-cell table:style-name="ce153" table:formula="of:=TPARSER_TOSTRING([.A64])"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4">
          <table:table-cell table:style-name="ce153" office:value-type="string">
            <text:p>pHexLit</text:p>
          </table:table-cell>
          <table:table-cell table:style-name="ce153" table:formula="of:=TPARSER_TOSTRING([.A65])"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5">
          <table:table-cell table:style-name="ce153" office:value-type="string">
            <text:p>pTypeExpr</text:p>
          </table:table-cell>
          <table:table-cell table:style-name="ce153" table:formula="of:=TPARSER_TOSTRING([.A66])"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09">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7">07.05.2017</text:date>, <text:time>14:44:0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7T14:44:04.03</dc:date>
    <meta:editing-duration>P151DT12H36M5S</meta:editing-duration>
    <meta:editing-cycles>534</meta:editing-cycles>
    <meta:generator>OpenOffice/4.1.2$Win32 OpenOffice.org_project/412m3$Build-9782</meta:generator>
    <meta:document-statistic meta:table-count="10" meta:cell-count="771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mkTypeVar			As Object
	maybeMakeArrowType	As Object
	mkTypeCtor			As Object
	mkTupleType			As Object
	
	TASN_toString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mkTypeVar		  = lookupFn("mkTypeVar")
		result.maybeMakeArrowType = lookupFn("maybeMakeArrowType")
		result.mkTypeCtor		  = lookupFn("mkTypeCtor")
		result.mkTupleType		  = lookupFn("mkTupleType")

		result.TASN_toString 	= lookupFn("TASN_toString")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mkTypeVar",			1, "Char -&gt; Str"), _
			newFn("maybeMakeArrowType",	2, "Typ -&gt; Maybe Typ -&gt; Typ"), _
			newFn("mkTypeCtor",			2, "Str -&gt; [Typ] -&gt; Typ"), _
			newFn("mkTupleType",		2, "Typ -&gt; [Typ] -&gt; Typ"), _
			_
			newFn("TASN_toString",		1, "ASN -&gt; Str"),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Dim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Optional p As Parser)
	Static oFn As Object : If isNull(oFn) Then : oFn = Fn.pZeroOrOne : End If
	Dim result As Variant
	If isMissing(p) Then
		result = oFn
	Else
		If isPZeroOrOne(p) Then
			result = p
		Else
			result = pChoice(p, pReturn(Empty))
		End If
	End If
	pZeroOrOne = result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Choice(pMany1(p), pReturn(nil))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toString(p) _
				&amp; chr(13) &amp; chr(10) &amp; toString(result) _
				&amp; chr(13) &amp; chr(10) &amp; Len(toString(result))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ZeroOrOne(pItem))
	assert_parses(p, "",		Empty, 1).x
	assert_parses(p, " ",		Empty, 2).x
	assert_parses(p, "a",		Empty, 2).x
	assert_parses(p, "1",		Empty, 2).x
	assert_parses(p, "[]",		Empty, 2).x ' reads at most one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Function mkASN(label, value, children As Object)
	Dim result As New TASN
	result.tyname = "TASN"
	result.label = label
	result.value = value
	If Not(typeOf(children) = typeOf(nil)) Then
		croak("mkASN: invalid list of children " &amp; toString(children))
	End If
	result.children = children
	mkAsn = result
End Function

Function isASN(x As Variant) As Boolean
	isASN = (typeOf(x) = "Object/TAS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nil not valid as list of children")
	Else
		result = mkASN(ruleName, Empty, children)
	End If
	mkDtNonterminal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
		Case "seq":		t = "(. . .)"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 Function rather than Const so it can be accessed from spreadsheet
Function dtOpt_hideSkipped() : dtOpt_hideSkipped = 1 : End Function

Const typ_Parser_ASN = "Parser ASN"
Const typ_Parser_List_ASN = "Parser [AS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toDerivationP( _
	ByVal p As Object, _
	ByRef seen As Object, _
	ByVal options As Integer _
)
	Dim result As Variant
	Dim f As Object, s As String, fName As String
	Dim q As Object, r As Object
	Dim qs As Object, rs As Object
	If isPMany(p) Then ' p is of shape (many1 q) +++ (return nil)
		q = p.st0.st0
		s = dtMultLabel("*", q)
		f = mkDtMult(s)
		q = _toDerivationP(q, seen, options)
		If q.typ = typ_Parser_List_ASN Then
			q = pBind(q, compose(pReturn, mkDtNonterminal("(...)")))
		End If
		'result = pSeq(Array(pMany(q)), f)
		result = pBind(pMany(q), compose(pReturn, f))
		result.typ = typ_Parser_ASN
	ElseIf isPZeroOrOne(p) Then ' p is of shape q +++ (return Empty)
		q = p.st0
		s = dtMultLabel("?", q)
		f = mkDtMult(s)
		q = _toDerivationP(q, seen, options)
		If isPSkip(q) Then ' it'll return Empty on success
			q = pBind(q, fstArg(pReturn(mkDtSkip(q.st0))))
			q.typ = typ_Parser_ASN
		End If
		If q.typ = typ_Parser_ASN Then
			q = pBind(q, compose(pReturn, swap(cons, nil)))
		ElseIf q.typ = typ_Parser_List_ASN Then
			q = pBind(q, compose(pReturn, _
				compose( _
					swap(cons, nil), _
					mkDtNonterminal("(...)") _
				) _
			))
		Else
			croak("toDerivationP/zeroOrOne: q.typ = " _
				&amp; toString(q.typ) _
				&amp; chr(13) &amp; chr(10) &amp; toString(q) _
			)
		End If
		'result = pSeq(Array(pChoice(q, pReturn(nil))), f)
		result = pBind(pChoice(q, pReturn(nil)), compose(pReturn, f))
		result.typ = typ_Parser_ASN
	Else
		Select Case p.tp
			Case "skip"
				If (options And dtOpt_hideSkipped) Then
					result = p ' so when applying p it'll return Empty
				Else
					result = _toDerivationP(p.st0, seen, options)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q, compose(pReturn, swap(cons, nil)))
					End If
				End If
				result = pChoice(q, r)
				result.typ = q.typ
			Case "many1"
				q = p.st0
				s = dtMultLabel("+", q)
				f = mkDtMult(s)
				q = _toDerivationP(q, seen, options)
				If q.typ = typ_Parser_List_ASN Then
					q = pBind(q, compose(pReturn, mkDtNonterminal("(...)")))
				End If
				'result = pSeq(Array(pMany1(q)), f)
				result = pBind(pMany1(q), compose(pReturn, f))
				result.typ = typ_Parser_ASN
			Case "seq" ' only simple sequences supported here
				'result = Empty
				f = p.st(1)
				fName = getFnName(f)
				If (fName = getFnName(Fn.id)) Then
					qs = toList(p.st(0))
					rs = nil
					While Not(isNil(qs))
						q = car(qs)
						q = _toDerivationP(q, seen, options)
						If q.typ = typ_Parser_List_ASN Then
							q = pBind(q, compose(pReturn, _
								mkDtNonterminal("(...)")))
						End If
						rs = cons(q, rs)
						qs = cdr(qs)
					Wend
					result = pSeqL( _
						toArray(reverse(rs)), _
						id _
					)
					result.typ = typ_Parser_List_ASN
				ElseIf fName = getFnName(Fn.applyToList) Then
					f = car(partialArgs(f))
					fName = getFnName(f)
					If fName = getFnName(Fn.foldl) Then
						f = car(partialArgs(f))
						fName = getFnName(f)
						If fName = getFnName(Fn.concat) Then
							result = pBind(p, compose(pReturn, mkDtTerminal))
							result.typ = typ_Parser_ASN
						End If
					End If		
				'ElseIf isApplyToListId(f) Then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f = mkDtNonterminal(s)
					If q.typ = typ_Parser_ASN Then
						f = compose(f, swap(cons, nil))
					End If
					'result = fixIndirection(q, _
					'	pBind( _
					'		q, _
					'		compose(pReturn, f) _
					'	)
					')
					result = fixIndirection(p.st3, _
						pSeq(Array( _
							q _
						), f)_
					)
					result.typ = typ_Parser_ASN
				End If
			Case Else
				croak("toDerivationP: cannot handle .tp=" &amp; toString(p.tp))
		End Select
	End If
	_toDerivationP = result
End Function

'= tests ======================================================================

Function test_AST()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hr(13) &amp; chr(13)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Nonterminal("(...)", 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Nonterminal("(...)", List(termZ, termY)) _
	))
	assert_parses(q, "zy", x, 3).x
	assert_parses(q, "zyz", x, 3).x
	assert_parses(q, "zyzz", x, 3).x
	x = mkDtMult(dtMultLabel("*", p), List( _
		mkDtNonterminal("(...)", List(termZ, termY)), _
		mkDtNonterminal("(...)", List(termZ, termY)) _
	))
	assert_parses(q, "zyzy", x, 5).x
	assert_parses(q, "zyzyz", x, 5).x
	assert_parses(q, "zyzyzz", x, 5).x
			

	' --------------------------
	' pMany1 under toDerivationP

	' -- pMany1(pSeqL(..., id))
	
	p = pSeqL(Array(pStr("z"), pStr("y")), id)
	q = toDerivationP(pMany1(p), opts)
	refute_parses(q, "", x, 1).x
	refute_parses(q, "abc", x, 1).x
	x = mkDtMult(dtMultLabel("+", p), List( _
		mkDtNonterminal("(...)", List(termZ, termY)) _
	))
	assert_parses(q, "zy", x, 3).x
	assert_parses(q, "zyz", x, 3).x
	assert_parses(q, "zyzz", x, 3).x
	x = mkDtMult(dtMultLabel("+", p), List( _
		mkDtNonterminal("(...)", List(termZ, termY)), _
		mkDtNonterminal("(...)", List(termZ, termY)) _
	))
	assert_parses(q, "zyzy", x, 5).x
	assert_parses(q, "zyzyz", x, 5).x
	assert_parses(q, "zyzyzz", x, 5).x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termZ))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Static p As Object
	Dim result As Variant, parseResult As Variant
	If isNull(p) Then
		p = toDerivationP(pGrmGrammar, options)
	End If
	parseResult = applyP(p, s)
	If isParseFailure(parseResult) Then
		result = "!ParseFailure!"
	Else
		result = toString(parseResult(0))
	End If
			
	derivationTree_prsGrammar = result
End Function

Function pGrmGrammar()
	Static result As Object
	If isNull(result) Then
		result = fixIndirection(pInd("Grammar"), _
			pGrmRule _
		)
	End If
	pGrmGrammar = result	
End Function

Function pGrmMult()
	Static result As Object
	If isNull(result) Then
		result = foldl1(pChoice, List( _
			pBind(pStr("*"), fstArg(pReturn(pMany))), _
			pBind(pStr("+"), fstArg(pReturn(pMany1))), _
			pBind(pStr("?"), fstArg(pReturn(pZeroOrOne))) _
		))
	End If
	pGrmMult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		result = fixIndirection(pInd("ident"), result)
	End If
	pGrmIdent = result
End Function

Function pGrmRuleName()
	Static result As Object
	If isNull(result) Then
		result = pGrmIdent
		result = fixIndirection(pInd("RuleName"), result)
	End If
	pGrmRuleName = result
End Function

Function pGrmNonterminal()
	Static result As Object
	If isNull(result) Then
		result = pGrmIdent
		result = fixIndirection(pInd("Nonterminal"), result)
	End If
	pGrmNonterminal = result
End Function

Function pGrmAlt()
	Static result As Object
	If isNull(result) Then
		result = pSeqL(Array( _
			pZeroOrOne(pSkip(pMany(pWhite))), _
			pGrmCon, _
			pSkip(pMany(pWhite)) _
		), id)
		result = fixIndirection(pInd("Alt"), result)
	End If
	pGrmAlt = result
End Function

Function pGrmCon()
	Static result As Object
	If isNull(result) Then
		Dim pCon As Object
		pCon = pInd("Con")
		result = pSeqL(Array( _
			pGrmNonterminal, _
			pZeroOrOne( _
				pSeqL(Array( _
					pSkip(pMany1(pWhite)), _
					pCon _
				), id) _
			) _
		), id)
		result = pMany1( _
			pSeqL(Array( _
				pGrmNonterminal, _
				pSkip(pMany(pWhite)) _
			), id) _
		)
		result = fixIndirection(pCon, result)
	End If
	pGrmCon = result
End Function


Function pGrmRule()
	Static result As Object
	If isNull(result) Then
		result = pSeqL(Array( _
					pSkip(pMany(pWhite)), _
					pGrmRuleName, _
					pSkip(pMany(pWhite)), _
					pStr("::="), _
					pGrmAlt, _
				 ), id)
		
		result = fixIndirection(pInd("Rule"), result)
	End If
	pGrmRule = result
End Function

'= tests ======================================================================

Function test_PrsGrammar()
	test_PrsGrammar_pGrmMult()
	' pGrmIdent, pGrmRuleName and pGrmNonterminal are essentially the same
	test_PrsGrammar_ident(pGrmIdent)
	test_PrsGrammar_ident(pGrmRuleName) 	'    RuleName ::= ident
	test_PrsGrammar_ident(pGrmNonterminal)	' Nonterminal ::= ident
End Function

Function test_PrsGrammar_pGrmMult()
	Dim p As Object, x As Object
	p = pGrmMult
	
	refute_parses(p, Array("", "abc", ".", ":", "=", "_", "(", ")", " ", "A", "Z")).x
	assert_parses(p, "*", pMany, 2).x
	assert_parses(p, "+", pMany1, 2).x
	assert_parses(p, "?", pZeroOrOne, 2).x
End Function

Function test_PrsGrammar_ident(p As Object)
	Dim x As Object
	refute_parses(p, Array( _
		"", "*", "+", "?", "=", ".", "|", "-", _
		"(", ")", "[", "]", "{", "}", _
		" ", chr(9), chr(10), chr(13),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